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3.306cm" fo:min-width="1.78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948cm" fo:min-width="1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0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948cm" fo:min-width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fo:font-size="5.40000009536743pt" style:font-size-asian="5.40000009536743pt" style:font-size-complex="5.40000009536743pt"/>
    </style:style>
    <style:style style:name="P4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5" style:family="paragraph">
      <loext:graphic-properties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.40000009536743pt" style:font-size-asian="5.40000009536743pt" style:font-size-complex="5.40000009536743pt"/>
    </style:style>
    <style:style style:name="T3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3.556cm" svg:x="10.16cm" svg:y="1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0.489cm" svg:x="10.002cm" svg:y="1.086cm">
          <draw:text-box>
            <text:p><text:span text:style-name="T1">composer.js</text:span></text:p>
          </draw:text-box>
        </draw:frame>
        <draw:custom-shape draw:style-name="gr3" draw:text-style-name="P1" draw:layer="layout" svg:width="1.95cm" svg:height="2.198cm" svg:x="0.844cm" svg:y="1.45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08cm" svg:height="0.489cm" svg:x="0.703cm" svg:y="1.087cm">
          <draw:text-box>
            <text:p><text:span text:style-name="T1">helper.js</text:span></text:p>
          </draw:text-box>
        </draw:frame>
        <draw:frame draw:style-name="gr5" draw:text-style-name="P3" draw:layer="layout" svg:width="1.778cm" svg:height="0.683cm" svg:x="10.126cm" svg:y="1.616cm">
          <draw:text-box>
            <text:p><text:span text:style-name="T2">Dependencies:</text:span></text:p>
            <text:p><text:span text:style-name="T2"><text:s/></text:span><text:span text:style-name="T2">- none</text:span></text:p>
          </draw:text-box>
        </draw:frame>
        <draw:frame draw:style-name="gr5" draw:text-style-name="P3" draw:layer="layout" svg:width="1.778cm" svg:height="0.683cm" svg:x="0.826cm" svg:y="1.517cm">
          <draw:text-box>
            <text:p><text:span text:style-name="T2">Dependencies:</text:span></text:p>
            <text:p><text:span text:style-name="T2"><text:s/></text:span><text:span text:style-name="T2">- none</text:span></text:p>
          </draw:text-box>
        </draw:frame>
        <draw:custom-shape draw:style-name="gr6" draw:text-style-name="P1" draw:layer="layout" svg:width="2.389cm" svg:height="2.198cm" svg:x="15.645cm" svg:y="10.95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15.504cm" svg:y="10.588cm">
          <draw:text-box>
            <text:p><text:span text:style-name="T1">google_drive.js</text:span></text:p>
          </draw:text-box>
        </draw:frame>
        <draw:frame draw:style-name="gr8" draw:text-style-name="P4" draw:layer="layout" svg:width="2.661cm" svg:height="1.547cm" svg:x="15.627cm" svg:y="11.018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refresh() @ composer.js</text:span></text:p>
          </draw:text-box>
        </draw:frame>
        <draw:custom-shape draw:style-name="gr3" draw:text-style-name="P1" draw:layer="layout" svg:width="1.95cm" svg:height="2.198cm" svg:x="0.846cm" svg:y="9.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0.705cm" svg:y="9.089cm">
          <draw:text-box>
            <text:p><text:span text:style-name="T1">display.js</text:span></text:p>
          </draw:text-box>
        </draw:frame>
        <draw:frame draw:style-name="gr5" draw:text-style-name="P4" draw:layer="layout" svg:width="1.778cm" svg:height="1.247cm" svg:x="0.828cm" svg:y="9.519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3" draw:text-style-name="P1" draw:layer="layout" svg:width="1.95cm" svg:height="2.198cm" svg:x="6.347cm" svg:y="10.96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6.206cm" svg:y="10.59cm">
          <draw:text-box>
            <text:p><text:span text:style-name="T1">link.js</text:span></text:p>
          </draw:text-box>
        </draw:frame>
        <draw:frame draw:style-name="gr5" draw:text-style-name="P4" draw:layer="layout" svg:width="1.778cm" svg:height="1.247cm" svg:x="6.329cm" svg:y="11.02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3" draw:text-style-name="P1" draw:layer="layout" svg:width="1.95cm" svg:height="2.198cm" svg:x="24.348cm" svg:y="1.4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09cm" svg:height="0.727cm" svg:x="24.207cm" svg:y="1.091cm">
          <draw:text-box>
            <text:p><text:span text:style-name="T1">inputAdventure.js</text:span></text:p>
          </draw:text-box>
        </draw:frame>
        <draw:frame draw:style-name="gr5" draw:text-style-name="P4" draw:layer="layout" svg:width="1.778cm" svg:height="1.247cm" svg:x="24.33cm" svg:y="1.521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3" draw:text-style-name="P1" draw:layer="layout" svg:width="1.95cm" svg:height="2.198cm" svg:x="24.349cm" svg:y="4.66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09cm" svg:height="0.727cm" svg:x="24.208cm" svg:y="4.292cm">
          <draw:text-box>
            <text:p><text:span text:style-name="T1">inputFileSelect.js</text:span></text:p>
          </draw:text-box>
        </draw:frame>
        <draw:frame draw:style-name="gr5" draw:text-style-name="P4" draw:layer="layout" svg:width="1.778cm" svg:height="1.247cm" svg:x="24.331cm" svg:y="4.722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3" draw:text-style-name="P1" draw:layer="layout" svg:width="1.95cm" svg:height="2.198cm" svg:x="24.35cm" svg:y="7.96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09cm" svg:height="0.727cm" svg:x="24.209cm" svg:y="7.593cm">
          <draw:text-box>
            <text:p><text:span text:style-name="T1">inputLocation.js</text:span></text:p>
          </draw:text-box>
        </draw:frame>
        <draw:frame draw:style-name="gr5" draw:text-style-name="P4" draw:layer="layout" svg:width="1.778cm" svg:height="1.247cm" svg:x="24.332cm" svg:y="8.023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3" draw:text-style-name="P1" draw:layer="layout" svg:width="1.95cm" svg:height="2.198cm" svg:x="10.848cm" svg:y="10.9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10.707cm" svg:y="10.591cm">
          <draw:text-box>
            <text:p><text:span text:style-name="T1">xml.js</text:span></text:p>
          </draw:text-box>
        </draw:frame>
        <draw:frame draw:style-name="gr5" draw:text-style-name="P4" draw:layer="layout" svg:width="1.778cm" svg:height="1.247cm" svg:x="10.83cm" svg:y="11.021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draw:custom-shape draw:style-name="gr3" draw:text-style-name="P1" draw:layer="layout" svg:width="1.95cm" svg:height="2.198cm" svg:x="0.849cm" svg:y="5.66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091cm" svg:height="0.727cm" svg:x="0.708cm" svg:y="5.292cm">
          <draw:text-box>
            <text:p><text:span text:style-name="T1">toolbar.js</text:span></text:p>
          </draw:text-box>
        </draw:frame>
        <draw:frame draw:style-name="gr5" draw:text-style-name="P4" draw:layer="layout" svg:width="1.778cm" svg:height="1.247cm" svg:x="0.831cm" svg:y="5.722cm">
          <draw:text-box>
            <text:p><text:span text:style-name="T3">Dependencies:</text:span></text:p>
            <text:p><text:span text:style-name="T3"><text:s/></text:span><text:span text:style-name="T3">- </text:span></text:p>
            <text:p><text:span text:style-name="T2"/></text:p>
            <text:p><text:span text:style-name="T3">Calls:</text:span></text:p>
            <text:p><text:span text:style-name="T3">- 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7:10:39.477983546</meta:creation-date>
    <dc:date>2024-01-04T17:32:28.743004327</dc:date>
    <meta:editing-duration>PT11M28S</meta:editing-duration>
    <meta:editing-cycles>3</meta:editing-cycles>
    <meta:generator>LibreOffice/6.4.7.2$Linux_X86_64 LibreOffice_project/40$Build-2</meta:generator>
    <meta:document-statistic meta:object-count="53"/>
  </office:meta>
</office:document-meta>
</file>